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Courier New1" svg:font-family="'Courier New'"/>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rsid="000b61de" officeooo:paragraph-rsid="000b61de"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text-properties officeooo:rsid="000b61de" officeooo:paragraph-rsid="000b61de"/>
    </style:style>
    <style:style style:name="P6" style:family="paragraph" style:parent-style-name="Standard">
      <style:text-properties officeooo:rsid="000d3242" officeooo:paragraph-rsid="000d3242"/>
    </style:style>
    <style:style style:name="P7" style:family="paragraph" style:parent-style-name="Standard">
      <style:text-properties officeooo:rsid="000eea16" officeooo:paragraph-rsid="000eea16"/>
    </style:style>
    <style:style style:name="P8"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9" style:family="paragraph" style:parent-style-name="Standard">
      <style:paragraph-properties fo:margin-left="0in" fo:margin-right="0.25in" fo:text-indent="0in" style:auto-text-indent="false"/>
    </style:style>
    <style:style style:name="P10" style:family="paragraph" style:parent-style-name="InfoBlue">
      <style:paragraph-properties fo:margin-left="0in" fo:margin-right="0in" fo:text-indent="0.25in" style:auto-text-indent="false"/>
    </style:style>
    <style:style style:name="P11" style:family="paragraph" style:parent-style-name="Standard" style:list-style-name="L1">
      <style:text-properties officeooo:rsid="000b61de" officeooo:paragraph-rsid="000b61de"/>
    </style:style>
    <style:style style:name="P12" style:family="paragraph" style:parent-style-name="Standard" style:list-style-name="L2">
      <style:text-properties officeooo:rsid="000b61de" officeooo:paragraph-rsid="000d3242"/>
    </style:style>
    <style:style style:name="P13" style:family="paragraph" style:parent-style-name="Standard" style:list-style-name="L1">
      <style:text-properties officeooo:rsid="000d3242" officeooo:paragraph-rsid="000d3242"/>
    </style:style>
    <style:style style:name="P14" style:family="paragraph" style:parent-style-name="Standard" style:list-style-name="L2">
      <style:text-properties officeooo:rsid="000d3242" officeooo:paragraph-rsid="000d3242"/>
    </style:style>
    <style:style style:name="P15" style:family="paragraph" style:parent-style-name="Standard" style:list-style-name="L1">
      <style:text-properties officeooo:rsid="000b8af3" officeooo:paragraph-rsid="000b8af3"/>
    </style:style>
    <style:style style:name="P16" style:family="paragraph" style:parent-style-name="Standard" style:list-style-name="L2">
      <style:text-properties officeooo:rsid="000b8af3" officeooo:paragraph-rsid="000d3242"/>
    </style:style>
    <style:style style:name="P17" style:family="paragraph" style:parent-style-name="Standard" style:list-style-name="L1">
      <style:text-properties officeooo:rsid="000eea16" officeooo:paragraph-rsid="000eea16"/>
    </style:style>
    <style:style style:name="P18" style:family="paragraph" style:parent-style-name="Standard" style:list-style-name="L2">
      <style:text-properties officeooo:rsid="000eea16" officeooo:paragraph-rsid="000eea16"/>
    </style:style>
    <style:style style:name="P19" style:family="paragraph" style:parent-style-name="Standard" style:list-style-name="WW8Num4">
      <style:text-properties officeooo:paragraph-rsid="00164d41"/>
    </style:style>
    <style:style style:name="P20" style:family="paragraph" style:parent-style-name="Standard" style:list-style-name="WW8Num9"/>
    <style:style style:name="P21" style:family="paragraph" style:parent-style-name="Standard" style:list-style-name="WWNum31">
      <style:text-properties officeooo:paragraph-rsid="00164d41"/>
    </style:style>
    <style:style style:name="P22" style:family="paragraph" style:parent-style-name="Standard">
      <style:text-properties officeooo:paragraph-rsid="00164d41"/>
    </style:style>
    <style:style style:name="P23" style:family="paragraph" style:parent-style-name="Standard" style:list-style-name="L3">
      <style:text-properties officeooo:paragraph-rsid="00164d41"/>
    </style:style>
    <style:style style:name="P24" style:family="paragraph" style:parent-style-name="Heading" style:master-page-name="Standard">
      <style:paragraph-properties style:page-number="auto"/>
      <style:text-properties officeooo:rsid="000b61de" officeooo:paragraph-rsid="000b61de"/>
    </style:style>
    <style:style style:name="T1" style:family="text">
      <style:text-properties officeooo:rsid="000b61de"/>
    </style:style>
    <style:style style:name="T2" style:family="text">
      <style:text-properties style:font-name="Symbol1" style:font-name-asian="Symbol1" style:font-name-complex="Symbol1"/>
    </style:style>
    <style:style style:name="T3" style:family="text">
      <style:text-properties text:display="none"/>
    </style:style>
    <style:style style:name="T4" style:family="text">
      <style:text-properties fo:color="#0000ff" style:font-name="Times" style:font-name-complex="Times" style:font-style-complex="italic" text:display="none"/>
    </style:style>
    <style:style style:name="T5" style:family="text">
      <style:text-properties fo:color="#0000ff" style:font-name="Times" fo:font-weight="bold" style:font-weight-asian="bold" style:font-name-complex="Times" style:font-style-complex="italic" style:font-weight-complex="bold" text:display="none"/>
    </style:style>
    <style:style style:name="T6" style:family="text">
      <style:text-properties style:text-position="super 58%" text:display="none"/>
    </style:style>
    <style:style style:name="T7" style:family="text">
      <style:text-properties fo:font-weight="bold" style:font-weight-asian="bold" style:font-weight-complex="bold"/>
    </style:style>
    <style:style style:name="T8" style:family="text">
      <style:text-properties fo:font-style="italic" style:font-style-asian="italic" text:display="none"/>
    </style:style>
    <style:style style:name="T9" style:family="text">
      <style:text-properties officeooo:rsid="000b8af3"/>
    </style:style>
    <style:style style:name="T10" style:family="text">
      <style:text-properties officeooo:rsid="000eea16"/>
    </style:style>
    <style:style style:name="T11"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rAIner</text:p>
      <text:p text:style-name="Heading">Architecture Notebook</text:p>
      <text:p text:style-name="Standard"/>
      <text:p text:style-name="Standard"><text:span text:style-name="T4">There is guidance within this template that appears in a style named InfoBlue. This style has a hidden font attribute that allows you to toggle whether it is visible or hidden in this template. Use the </text:span><text:span text:style-name="T3">Microsoft</text:span><text:span text:style-name="T6">® </text:span><text:span text:style-name="T3">Word</text:span><text:span text:style-name="T6">®</text:span><text:span text:style-name="T4"> menu </text:span><text:span text:style-name="T5">Tools &gt; Options &gt; View &gt; Hidden Text </text:span><text:span text:style-name="T4">check box to toggle this setting. There is also an option for printing: </text:span><text:span text:style-name="T5">Tools &gt; Options &gt; Print</text:span><text:span text:style-name="T4">.</text:span></text:p>
      <text:p text:style-name="P4"/>
      <text:h text:style-name="Heading_20_1" text:outline-level="1">Purpose</text:h>
      <text:p text:style-name="Standard">This document describes the philosophy, decisions, constraints, justifications, significant elements, and any other overarching aspects of the system that shape the design and implementation.</text:p>
      <text:p text:style-name="InfoBlue"/>
      <text:h text:style-name="Heading_20_1" text:outline-level="1">Architectural goals and philosophy</text:h>
      <text:p text:style-name="P5">The following architectural goals need to be considered during design:</text:p>
      <text:list xml:id="list1978909164" text:style-name="L1">
        <text:list-item>
          <text:p text:style-name="P11">user friendly UI </text:p>
        </text:list-item>
        <text:list-item>
          <text:p text:style-name="P13">eye pleasing design </text:p>
        </text:list-item>
        <text:list-item>
          <text:p text:style-name="P13">different screens to play and to create the maps</text:p>
        </text:list-item>
        <text:list-item>
          <text:p text:style-name="P15">smooth visualization for AI / player movements</text:p>
        </text:list-item>
        <text:list-item>
          <text:p text:style-name="P15">offline functionality</text:p>
        </text:list-item>
        <text:list-item>
          <text:p text:style-name="P11">local storage of maps </text:p>
        </text:list-item>
        <text:list-item>
          <text:p text:style-name="P15">store leader board online</text:p>
        </text:list-item>
        <text:list-item>
          <text:p text:style-name="P15">read local maps</text:p>
        </text:list-item>
        <text:list-item>
          <text:p text:style-name="P11">run AI algorithm in background →<text:span text:style-name="T9"> multi threaded</text:span></text:p>
        </text:list-item>
        <text:list-item>
          <text:p text:style-name="P15">configuration of AI hyperparameters in sidebar</text:p>
        </text:list-item>
        <text:list-item>
          <text:p text:style-name="P15">automated unit test</text:p>
        </text:list-item>
        <text:list-item>
          <text:p text:style-name="P15">support multiple languages</text:p>
        </text:list-item>
        <text:list-item>
          <text:p text:style-name="P15">separate configuration panels</text:p>
        </text:list-item>
        <text:list-item>
          <text:p text:style-name="P13">futuristic look</text:p>
        </text:list-item>
        <text:list-item>
          <text:p text:style-name="P13">play levels with keyboard</text:p>
        </text:list-item>
        <text:list-item>
          <text:p text:style-name="P17">represent map by matrix of different blocks</text:p>
        </text:list-item>
        <text:list-item>
          <text:p text:style-name="P17">different behavior for different blocks on the map</text:p>
        </text:list-item>
      </text:list>
      <text:p text:style-name="P6"/>
      <text:p text:style-name="InfoBlue"/>
      <text:h text:style-name="Heading_20_1" text:outline-level="1">Assumptions and dependencies</text:h>
      <text:list xml:id="list2010498292" text:style-name="WWNum31">
        <text:list-item>
          <text:p text:style-name="P21">From users perspective playing the game should be intuitive. </text:p>
        </text:list-item>
        <text:list-item>
          <text:p text:style-name="P21">In the same time the game must be interactive. The more interactive the game is, the less intuitive it becomes.</text:p>
        </text:list-item>
        <text:list-item>
          <text:p text:style-name="P21">Java runs cross platform so the game will be implemented in Java </text:p>
        </text:list-item>
        <text:list-item>
          <text:p text:style-name="P21">Due to team’s low experience in development of projects and time constraints. </text:p>
        </text:list-item>
        <text:list-item>
          <text:p text:style-name="P21">Most of information about AI is in English, therefore we assume that most of users know English, therefore the default language is English</text:p>
        </text:list-item>
        <text:list-item>
          <text:p text:style-name="P21">The budget of the project is 0 euro, and theoretically could increase to 50. Therefore we will use a free hosting server </text:p>
        </text:list-item>
      </text:list>
      <text:h text:style-name="Heading_20_1" text:outline-level="1">Architecturally significant requirements</text:h>
      <text:list xml:id="list632577096" text:style-name="L2">
        <text:list-item>
          <text:p text:style-name="P12">user friendly UI</text:p>
        </text:list-item>
        <text:list-item>
          <text:p text:style-name="P14">different screens to play and to create the maps</text:p>
        </text:list-item>
        <text:list-item>
          <text:p text:style-name="P14">multi - thre<text:span text:style-name="T10">a</text:span>d<text:span text:style-name="T10">ing</text:span> support</text:p>
        </text:list-item>
        <text:list-item>
          <text:p text:style-name="P16">store leader board online</text:p>
        </text:list-item>
        <text:list-item>
          <text:p text:style-name="P18">playability / fun factor</text:p>
        </text:list-item>
      </text:list>
      <text:p text:style-name="P7"/>
      <text:p text:style-name="InfoBlue">[Insert a reference or link to the requirements that must be implemented to realize the architecture.]</text:p>
      <text:h text:style-name="Heading_20_1" text:outline-level="1"><text:soft-page-break/>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1743482944" text:style-name="WW8Num4">
        <text:list-item>
          <text:p text:style-name="P19">The maps will be saved in xml format </text:p>
        </text:list-item>
        <text:list-item>
          <text:p text:style-name="P19">We add an option for a user to try playing the map himself as it gives makes the game more fun and interactive. In addition creates a better understanding of an AI task</text:p>
        </text:list-item>
        <text:list-item>
          <text:p text:style-name="P19">The game should be able to be played offline. Therefore we will use local storage of the maps<text:bookmark text:name="_GoBack"/></text:p>
        </text:list-item>
      </text:list>
      <text:p text:style-name="P22"/>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10">[Describe the purpose, attributes, and function of the architectural mechanism.]</text:p>
      <text:h text:style-name="Heading_20_2" text:outline-level="2">Architectural Mechanism 2</text:h>
      <text:p text:style-name="P10">[Describe the purpose, attributes, and function of the architectural mechanism.]</text:p>
      <text:p text:style-name="Text_20_body"/>
      <text:h text:style-name="Heading_20_1" text:outline-level="1">Key abstractions</text:h>
      <text:list xml:id="list2386231443" text:style-name="L3">
        <text:list-item>
          <text:p text:style-name="P23">Map Builder Canvas</text:p>
        </text:list-item>
        <text:list-item>
          <text:p text:style-name="P23">Game Loop</text:p>
        </text:list-item>
        <text:list-item>
          <text:p text:style-name="P23">Connection</text:p>
        </text:list-item>
        <text:list-item>
          <text:p text:style-name="P23">Map storage</text:p>
        </text:list-item>
        <text:list-item>
          <text:p text:style-name="P23">Interface</text:p>
        </text:list-item>
      </text:list>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2275483089" text:style-name="WW8Num9">
        <text:list-item>
          <text:p text:style-name="P20"><text:span text:style-name="T7">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text:soft-page-break/>persistence will be built into the system. This is a documented subset of the design.</text:p>
        </text:list-item>
        <text:list-item>
          <text:p text:style-name="P20"><text:span text:style-name="T7">Operational:</text:span> Describes the physical nodes of the system and the processes, threads, and components that run on those physical nodes. This view isn’t necessary if the system runs in a single process and thread.</text:p>
        </text:list-item>
        <text:list-item>
          <text:p text:style-name="P20"><text:span text:style-name="T7">Use case: </text:span>A list or diagram of the use cases that contain architecturally significant requirements.</text:p>
        </text:list-item>
      </text:list>
      <text:p text:style-name="Standard"><text:bookmark text:name="_PictureBullets"/><text:span text:style-name="InfoBlue_20_Char"><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Courier New1" svg:font-family="'Courier New'"/>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in" fo:margin-right="0in" fo:text-indent="0.25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loext:contextual-spacing="false" fo:line-height="100%" fo:text-align="justify" style:justify-single-word="false"/>
    </style:style>
    <style:style style:name="Tabletext" style:family="paragraph" style:parent-style-name="Standard">
      <style:paragraph-properties fo:margin-top="0in" fo:margin-bottom="0.0835in" loext:contextual-spacing="false" fo:keep-together="always"/>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in" fo:margin-bottom="0.0835in" loext:contextual-spacing="false" fo:orphans="2" fo:widows="2">
        <style:tab-stops>
          <style:tab-stop style:position="0.3752in"/>
          <style:tab-stop style:position="0.8752in"/>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loext:contextual-spacing="false" fo:line-height="0.2083in" fo:keep-together="always" fo:orphans="2" fo:widows="2" fo:text-indent="0in" style:auto-text-indent="false">
        <style:tab-stops>
          <style:tab-stop style:position="0.8752in"/>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0693in" fo:margin-bottom="0.0693in"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6" style:display-name="ListLabel 3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use-window-font-color="tru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3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weight="bold" officeooo:rsid="000b61de" officeooo:paragraph-rsid="000b61de" style:font-weight-asian="bold"/>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b61de"/>
    </style:style>
    <style:style style:name="MT2" style:family="text">
      <style:text-properties style:font-name="Symbol1" style:font-name-asian="Symbol1" style:font-name-complex="Symbol1"/>
    </style:style>
    <style:style style:name="MT3"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number:date-style style:name="N121">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rAIner</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text:span text:style-name="MT1">18.10.2018</text:span></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 <text:date style:data-style-name="N121" text:date-value="2018-10-18T13:25:36.015786998">2018</text:date></text:p>
            </table:table-cell>
            <table:table-cell table:style-name="Table1.A1" office:value-type="string">
              <text:p text:style-name="MP5">Page <text:span text:style-name="Page_20_Number"><text:page-number text:select-page="current">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keyword/>
    <dc:description/>
    <meta:creation-date>2018-10-18T11:31:35.159523730</meta:creation-date>
    <dc:date>2018-10-18T13:25:35.918930228</dc:date>
    <meta:print-date>2001-03-15T14:26:00</meta:print-date>
    <meta:editing-cycles>4</meta:editing-cycles>
    <meta:editing-duration>PT23M37S</meta:editing-duration>
    <meta:generator>LibreOffice/6.0.6.2$Linux_X86_64 LibreOffice_project/00m0$Build-2</meta:generator>
    <meta:document-statistic meta:table-count="2" meta:image-count="0" meta:object-count="0" meta:page-count="3" meta:paragraph-count="70" meta:word-count="790" meta:character-count="4881" meta:non-whitespace-character-count="4196"/>
  </office:meta>
</office:document-meta>
</file>